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0:55:15.469548836</meta:creation-date>
    <dc:date>2021-12-29T10:57:20.646941547</dc:date>
    <meta:editing-duration>PT2M14S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6.4.7.2$Linux_X86_64 LibreOffice_project/40$Build-2</meta:generator>
  </office:meta>
</office:document-meta>
</file>